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2B000001C5251E15C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b2b2b2" draw:fill="solid" draw:fill-color="#cccccc" draw:textarea-horizontal-align="left" draw:auto-grow-height="true" draw:auto-grow-width="false" fo:min-height="0.733cm" fo:min-width="0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420e" fo:font-size="18pt" fo:font-weight="bold" style:font-size-asian="18pt" style:font-size-complex="18pt"/>
    </style:style>
    <style:style style:name="T1" style:family="text">
      <style:text-properties fo:color="#0066cc"/>
    </style:style>
    <style:style style:name="T2" style:family="text">
      <style:text-properties fo:color="#579d1c"/>
    </style:style>
    <style:style style:name="T3" style:family="text">
      <style:text-properties fo:color="#ffffff"/>
    </style:style>
    <style:style style:name="T4" style:family="text">
      <style:text-properties fo:color="#ffff00"/>
    </style:style>
    <style:style style:name="T5" style:family="text">
      <style:text-properties fo:color="#333300"/>
    </style:style>
    <style:style style:name="T6" style:family="text">
      <style:text-properties fo:color="#c5000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4.683cm" svg:height="11.985cm" svg:x="6.705cm" svg:y="4.552cm">
          <draw:image xlink:href="Pictures/100000000000022B000001C5251E15C8.png" xlink:type="simple" xlink:show="embed" xlink:actuate="onLoad">
            <text:p/>
          </draw:image>
        </draw:frame>
        <draw:frame draw:style-name="gr2" draw:text-style-name="P2" draw:layer="layout" svg:width="3.2cm" svg:height="0.793cm" svg:x="8.2cm" svg:y="7.007cm">
          <draw:text-box>
            <text:p text:style-name="P2"><text:span text:style-name="T1">1</text:span> <text:span text:style-name="T2">2</text:span> <text:span text:style-name="T3">3</text:span> <text:span text:style-name="T4">4</text:span> <text:span text:style-name="T5">5</text:span> <text:span text:style-name="T6">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draw:auto-grow-height="false" fo:padding-top="0.03cm" fo:padding-bottom="0.03cm" fo:padding-left="0.05cm" fo:padding-right="0.0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ost gost</meta:initial-creator>
    <meta:creation-date>2018-05-18T18:39:40.09</meta:creation-date>
    <meta:editing-duration>PT8M43S</meta:editing-duration>
    <meta:editing-cycles>3</meta:editing-cycles>
    <dc:date>2018-05-18T18:48:19.49</dc:date>
    <dc:creator>gost gost</dc:creator>
    <meta:generator>OpenOffice/4.1.3$Win32 OpenOffice.org_project/413m1$Build-9783</meta:generator>
    <meta:document-statistic meta:object-count="25"/>
  </office:meta>
</office:document-meta>
</file>